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Nimbus Roman No9 L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>
      <style:text-properties style:font-name="Nimbus Roman No9 L"/>
    </style:style>
    <style:style style:name="T1" style:family="text">
      <style:text-properties style:font-name="Nimbus Roman No9 L"/>
    </style:style>
    <style:style style:name="T2" style:family="text">
      <style:text-properties style:font-name="FreeMono"/>
    </style:style>
    <text:list-style style:name="L1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)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)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32664927" text:style-name="L1">
        <text:list-item>
          <text:p text:style-name="P2">Otázky na přemýšlení, pro plný počet stačí vyřešit dvě. Čas budeš mít při řešení potíží loupežníků z 4).</text:p>
          <text:list>
            <text:list-item>
              <text:p text:style-name="P2">Na jaký druh úloh je vhodné použití evolučních algoritmů, a na jaké ne?</text:p>
            </text:list-item>
            <text:list-item>
              <text:p text:style-name="P2">Uveď výhody a nevýhody EVA.</text:p>
            </text:list-item>
            <text:list-item>
              <text:p text:style-name="P2">Popiš vztah EVA a biologie.</text:p>
            </text:list-item>
            <text:list-item>
              <text:p text:style-name="P2">Bez kterých operátorů se lze obejít, a které jsou nezbytné? Proč? Je to ve skutečné evoluci stejné?</text:p>
            </text:list-item>
            <text:list-item>
              <text:p text:style-name="P2">BONUS: Uveď návrhy na vylepšení základní kostry EVA.</text:p>
              <text:p text:style-name="P2"/>
            </text:list-item>
          </text:list>
        </text:list-item>
        <text:list-item>
          <text:p text:style-name="P2">Přemýšlení nad příkladem:</text:p>
          <text:list>
            <text:list-item>
              <text:p text:style-name="P2">Jedinci ve skriptu MannaMouse mají tendenci tvořit obdélníkové tvary. Tyto tvary se navíc objevují v prostoru na přeskáčku. Jaké jsou rozměry těchto obdélníků? Proč vznikají?</text:p>
            </text:list-item>
            <text:list-item>
              <text:p text:style-name="P2">Jak dosáhneš toho, aby se všichni jedinci shromáždili na co nejmenším prostoru? Jak je potom co nejrychleji vypustíš?</text:p>
            </text:list-item>
            <text:list-item>
              <text:p text:style-name="P2">BONUS: Napadají tě nějaká vylepšení skriptu MannaMouse?</text:p>
            </text:list-item>
          </text:list>
        </text:list-item>
      </text:list>
      <text:p text:style-name="Standard"/>
      <text:list xml:id="list508725880" text:continue-numbering="true" text:style-name="L1">
        <text:list-item>
          <text:p text:style-name="P2">Drobné úlohy:</text:p>
        </text:list-item>
      </text:list>
      <text:list xml:id="list1877759990" text:style-name="L2">
        <text:list-item>
          <text:list>
            <text:list-item>
              <text:p text:style-name="P3">Naprogramuj dvoubodové křížení. Probíhá obdobně jako jednobodové, ale ve dvou bodech. Začátek a konec řetězce je tedy vždy původní.</text:p>
            </text:list-item>
            <text:list-item>
              <text:p text:style-name="P3">Navrhni vhodné zakódování pro problém osmi dam a navrhni způsob výpočtu fitness (na základě tvého zakódování).</text:p>
            </text:list-item>
          </text:list>
        </text:list-item>
      </text:list>
      <text:p text:style-name="Standard"/>
      <text:list xml:id="list734442071" text:continue-numbering="true" text:style-name="L2">
        <text:list-item>
          <text:p text:style-name="P3">Velká úloha – <text:span text:style-name="T1">problém dvou loupežníků:</text:span></text:p>
        </text:list-item>
      </text:list>
      <text:list xml:id="list760295322" text:style-name="L3">
        <text:list-item>
          <text:list>
            <text:list-header>
              <text:p text:style-name="P4">Loupežníci se dělí o lup. Každý ukradený kousek má nějakou hodnotu. Snahou je rozdělit předměty na dvě skupiny co možná nejspravedlivěji.</text:p>
              <text:p text:style-name="P4">Příklad konkrétních hodnot jednotlivých předmětů v lupu: <text:span text:style-name="T2">[36, 28, 41, 161, 216, 94, 87, 130]</text:span></text:p>
            </text:list-header>
          </text:list>
        </text:list-item>
      </text:list>
      <text:p text:style-name="P1"/>
      <text:p text:style-name="P1">BONUS) Vymysli nějakou vychytralou mutaci pro problém batohu a ověř, že funguje lépe, než základní varianta.</text:p>
      <text:p text:style-name="P1"/>
      <text:p text:style-name="P1">BONUS) Naprogramuj turnajovou nebo ruletovou selekci (nebo obě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cs" fo:country="CZ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Aaron Pierce</meta:initial-creator>
    <meta:creation-date>2008-12-16T12:35:12</meta:creation-date>
    <dc:date>2009-05-22T19:10:54</dc:date>
    <meta:printed-by>Aaron Pierce</meta:printed-by>
    <meta:print-date>2009-01-21T14:11:10</meta:print-date>
    <meta:editing-cycles>20</meta:editing-cycles>
    <meta:editing-duration>PT31H48M15S</meta:editing-duration>
    <meta:document-statistic meta:table-count="0" meta:image-count="0" meta:object-count="0" meta:page-count="1" meta:paragraph-count="18" meta:word-count="236" meta:character-count="1472"/>
    <meta:user-defined meta:name="Informace 1"/>
    <meta:user-defined meta:name="Informace 2"/>
    <meta:user-defined meta:name="Informace 3"/>
    <meta:user-defined meta:name="Informace 4"/>
  </office:meta>
</office:document-meta>
</file>